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office:value-type="string">
            <text:p>Ie Iters</text:p>
          </table:table-cell>
          <table:table-cell/>
        </table:table-row>
        <table:table-row table:style-name="ro1">
          <table:table-cell office:value-type="string">
            <text:p>Cuda (Shannon)</text:p>
          </table:table-cell>
          <table:table-cell office:value-type="float" office:value="0.408776">
            <text:p>0.408776</text:p>
          </table:table-cell>
          <table:table-cell office:value-type="float" office:value="0.0634977">
            <text:p>0.0634977</text:p>
          </table:table-cell>
          <table:table-cell office:value-type="float" office:value="0.091606">
            <text:p>0.09160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67202">
            <text:p>1.67202</text:p>
          </table:table-cell>
          <table:table-cell office:value-type="float" office:value="0.233525">
            <text:p>0.233525</text:p>
          </table:table-cell>
          <table:table-cell office:value-type="float" office:value="0.295145">
            <text:p>0.295145</text:p>
          </table:table-cell>
          <table:table-cell office:value-type="float" office:value="18">
            <text:p>18</text:p>
          </table:table-cell>
          <table:table-cell office:value-type="string">
            <text:p>16^3</text:p>
          </table:table-cell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6676">
            <text:p>1.46676</text:p>
          </table:table-cell>
          <table:table-cell office:value-type="float" office:value="0.22152">
            <text:p>0.22152</text:p>
          </table:table-cell>
          <table:table-cell office:value-type="float" office:value="0.269744">
            <text:p>0.269744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4954">
            <text:p>0.64954</text:p>
          </table:table-cell>
          <table:table-cell office:value-type="float" office:value="0.720434">
            <text:p>0.720434</text:p>
          </table:table-cell>
          <table:table-cell office:value-type="float" office:value="0.560632">
            <text:p>0.56063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76462">
            <text:p>1.76462</text:p>
          </table:table-cell>
          <table:table-cell office:value-type="float" office:value="2.42687">
            <text:p>2.42687</text:p>
          </table:table-cell>
          <table:table-cell office:value-type="float" office:value="0.97734">
            <text:p>0.97734</text:p>
          </table:table-cell>
          <table:table-cell office:value-type="float" office:value="12">
            <text:p>12</text:p>
          </table:table-cell>
          <table:table-cell office:value-type="string">
            <text:p>64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45816">
            <text:p>1.45816</text:p>
          </table:table-cell>
          <table:table-cell office:value-type="float" office:value="1.56839">
            <text:p>1.56839</text:p>
          </table:table-cell>
          <table:table-cell office:value-type="float" office:value="0.485523">
            <text:p>0.485523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60526">
            <text:p>0.660526</text:p>
          </table:table-cell>
          <table:table-cell office:value-type="float" office:value="2.1373">
            <text:p>2.1373</text:p>
          </table:table-cell>
          <table:table-cell office:value-type="float" office:value="1.39231">
            <text:p>1.3923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2678">
            <text:p>1.82678</text:p>
          </table:table-cell>
          <table:table-cell office:value-type="float" office:value="4.19081">
            <text:p>4.19081</text:p>
          </table:table-cell>
          <table:table-cell office:value-type="float" office:value="1.84878">
            <text:p>1.84878</text:p>
          </table:table-cell>
          <table:table-cell office:value-type="float" office:value="5">
            <text:p>5</text:p>
          </table:table-cell>
          <table:table-cell office:value-type="string">
            <text:p>128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49575">
            <text:p>1.49575</text:p>
          </table:table-cell>
          <table:table-cell office:value-type="float" office:value="2.18794">
            <text:p>2.18794</text:p>
          </table:table-cell>
          <table:table-cell office:value-type="float" office:value="0.810011">
            <text:p>0.81001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59346">
            <text:p>0.659346</text:p>
          </table:table-cell>
          <table:table-cell office:value-type="float" office:value="2.89654">
            <text:p>2.89654</text:p>
          </table:table-cell>
          <table:table-cell table:number-columns-repeated="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42">
            <text:p>1.842</text:p>
          </table:table-cell>
          <table:table-cell office:value-type="float" office:value="4.858">
            <text:p>4.858</text:p>
          </table:table-cell>
          <table:table-cell table:number-columns-repeated="2"/>
          <table:table-cell office:value-type="string">
            <text:p>192^3</text:p>
          </table:table-cell>
        </table:table-row>
        <table:table-row table:style-name="ro3">
          <table:table-cell office:value-type="string">
            <text:p>Serial (Shannon)</text:p>
          </table:table-cell>
          <table:table-cell office:value-type="float" office:value="1.5048">
            <text:p>1.5048</text:p>
          </table:table-cell>
          <table:table-cell office:value-type="float" office:value="2.37896">
            <text:p>2.37896</text:p>
          </table:table-cell>
          <table:table-cell table:number-columns-repeated="3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</table:table-row>
        <table:table-row table:style-name="ro3" table:number-rows-repeated="1048548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0000-00-00T07:59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Bookey</meta:initial-creator>
    <meta:creation-date>2015-08-03T15:45:17</meta:creation-date>
    <dc:date>2015-08-04T11:30:13</dc:date>
    <dc:creator>Zachary Bookey</dc:creator>
    <meta:editing-duration>PT38M39S</meta:editing-duration>
    <meta:editing-cycles>3</meta:editing-cycles>
    <meta:generator>LibreOffice/4.0.4.2$Linux_X86_64 LibreOffice_project/400m0$Build-2</meta:generator>
    <meta:document-statistic meta:table-count="1" meta:cell-count="99" meta:object-count="0"/>
  </office:meta>
</office:document-meta>
</file>